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0.5pt" fo:font-weight="normal" officeooo:rsid="0006429a" officeooo:paragraph-rsid="0006429a"/>
    </style:style>
    <style:style style:name="P2" style:family="paragraph" style:parent-style-name="Text_20_body">
      <loext:graphic-properties draw:fill="solid" draw:fill-color="#ffffff" draw:opacity="100%"/>
      <style:paragraph-properties fo:background-color="#ffffff" fo:padding="0cm" fo:border="none"/>
      <style:text-properties fo:font-size="10.5pt" fo:font-weight="normal"/>
    </style:style>
    <style:style style:name="P3" style:family="paragraph" style:parent-style-name="Text_20_body">
      <loext:graphic-properties draw:fill="solid" draw:fill-color="#ffffff" draw:opacity="100%"/>
      <style:paragraph-properties fo:background-color="#ffffff" fo:padding="0cm" fo:border="none"/>
    </style:style>
    <style:style style:name="P4" style:family="paragraph" style:parent-style-name="Standard">
      <style:text-properties officeooo:rsid="0006429a" officeooo:paragraph-rsid="0006429a"/>
    </style:style>
    <style:style style:name="P5" style:family="paragraph" style:parent-style-name="Standard">
      <style:text-properties officeooo:rsid="00064f77" officeooo:paragraph-rsid="00064f77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064f77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064f77"/>
    </style:style>
    <style:style style:name="T5" style:family="text">
      <style:text-properties fo:color="#bd7cb5" style:font-name="Liberation Serif"/>
    </style:style>
    <style:style style:name="T6" style:family="text">
      <style:text-properties fo:color="#bd7cb5" style:font-name="Liberation Serif" fo:font-weight="bold" style:font-weight-asian="bold" style:font-weight-complex="bold"/>
    </style:style>
    <style:style style:name="T7" style:family="text">
      <style:text-properties fo:color="#bd7cb5" style:font-name="Liberation Serif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bd7cb5" style:font-name="Liberation Serif1"/>
    </style:style>
    <style:style style:name="T9" style:family="text">
      <style:text-properties fo:color="#bd7cb5" style:font-name="Liberation Serif1" fo:font-weight="bold" style:font-weight-asian="bold" style:font-weight-complex="bold"/>
    </style:style>
    <style:style style:name="T10" style:family="text">
      <style:text-properties fo:color="#bd7cb5" style:font-name="Liberation Serif1" fo:font-style="italic" fo:font-weight="bold" style:font-style-asian="italic" style:font-weight-asian="bold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o<text:span text:style-name="T1">š</text:span><text:span text:style-name="T3">tovani Profesore Vlado,</text:span></text:p>
      <text:p text:style-name="P4"><text:span text:style-name="T4">m</text:span><text:span text:style-name="T3">oje ime je Ingrid Farka</text:span><text:span text:style-name="T1">š (ja sa iz Novog Sada, pre sam bila u Kanadi). </text:span><text:span text:style-name="T2">Ja </text:span><text:span text:style-name="T3">sam poha</text:span><text:span text:style-name="T1">đ</text:span><text:span text:style-name="T3">ala kurs Oracle-a </text:span><text:span text:style-name="T4">i</text:span><text:span text:style-name="T3"> Napredne Jave (u </text:span><text:span text:style-name="T1">š</text:span><text:span text:style-name="T3">koli </text:span><text:span text:style-name="T4">S</text:span><text:span text:style-name="T3">oftline) koje sam zavr</text:span><text:span text:style-name="T1">š</text:span><text:span text:style-name="T3">ila 2018. god. Na kraju kursa sam Vas pital</text:span><text:span text:style-name="T4">a</text:span><text:span text:style-name="T3"> da li biste hteli da mi date preporuku, </text:span><text:span text:style-name="T4">vi ste pristali i </text:span><text:span text:style-name="T3">potpisali </text:span><text:span text:style-name="T4">ste mi</text:span><text:span text:style-name="T3"> preporuku. </text:span><text:span text:style-name="T7">Htela bih da Vas zamolim da mi ponovo potpi</text:span><text:span text:style-name="T10">šete preporuku</text:span><text:span text:style-name="T1"> pošto je na prethodnoj preporuci datum veoma zastareo. Moj email je </text:span><text:a xlink:type="simple" xlink:href="mailto:ifarkas2018@gmail.com" text:style-name="Internet_20_link" text:visited-style-name="Visited_20_Internet_20_Link"><text:span text:style-name="T1">ifarkas2018@gmail.com</text:span></text:a><text:span text:style-name="T1">. Da li biste mi poslali Vaš</text:span><text:span text:style-name="T2">u</text:span><text:span text:style-name="T1"> email </text:span><text:span text:style-name="T2">adresu</text:span><text:span text:style-name="T1"> da Vam pošaljem preporuke koje ste potpisali i detalje. </text:span></text:p>
      <text:p text:style-name="P4"><text:span text:style-name="T1"/></text:p>
      <text:p text:style-name="P5"><text:span text:style-name="T1">Puno Vam hvala unapred.</text:span></text:p>
      <text:p text:style-name="P4"><text:span text:style-name="T1"/></text:p>
      <text:p text:style-name="P4"><text:span text:style-name="T1">Srdačni pozdravi, </text:span></text:p>
      <text:p text:style-name="P4"><text:span text:style-name="T1">Ingrid Farkaš</text:span></text:p>
      <text:p text:style-name="P4"><text:span text:style-name="T1">Email: <text:s/></text:span><text:a xlink:type="simple" xlink:href="mailto:ifarkas2018@gmail.com" text:style-name="Internet_20_link" text:visited-style-name="Visited_20_Internet_20_Link"><text:span text:style-name="T1">ifarkas2018@gmail.com</text:span></text:a></text:p>
      <text:p text:style-name="P4"><text:span text:style-name="T1"/></text:p>
      <text:p text:style-name="P1"><text:span text:style-name="T1">Poštovani Profesore Vlado,</text:span></text:p>
      <text:p text:style-name="P2">moje ime je Ingrid Farkaš (ja sa iz Novog Sada, pre sam bila u Kanadi). Ja sam pohađala kurs Oracle-a i Napredne Jave (u školi Softline) koje sam završila 2018. god. Na kraju kursa sam Vas pitala da li biste hteli da mi date preporuku, vi ste pristali i potpisali ste mi preporuku. Htela bih da Vas zamolim da mi ponovo potpišete preporuku pošto je na prethodnoj preporuci datum veoma zastareo. Moj email je ifarkas2018@gmail.com. Htela bih da Vas zamolim da mi  pošaljete Vašu email adresu da Vam pošaljem preporuke koje ste potpisali (ako biste hteli da ih pogledate unapred) i da se dogovorimo detaljno.</text:p>
      <text:p text:style-name="P3"/>
      <text:p text:style-name="P2">Puno Vam hvala unapred.</text:p>
      <text:p text:style-name="P3"/>
      <text:p text:style-name="P2">Srdačni pozdravi,</text:p>
      <text:p text:style-name="P2">Ingrid Farkaš</text:p>
      <text:p text:style-name="P2">Email: ifarkas2018@gmail.com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3T02:02:56.979000000</meta:creation-date>
    <dc:date>2022-03-23T02:45:23.119000000</dc:date>
    <meta:editing-duration>PT42M30S</meta:editing-duration>
    <meta:editing-cycles>3</meta:editing-cycles>
    <meta:generator>LibreOffice/5.4.7.2$Windows_X86_64 LibreOffice_project/c838ef25c16710f8838b1faec480ebba495259d0</meta:generator>
    <meta:document-statistic meta:table-count="0" meta:image-count="0" meta:object-count="0" meta:page-count="1" meta:paragraph-count="12" meta:word-count="223" meta:character-count="1350" meta:non-whitespace-character-count="1135"/>
  </office:meta>
</office:document-meta>
</file>